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5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8" calcext:value-type="float">
            <text:p>28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 table:number-columns-spanned="1" table:number-rows-spanned="3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base" office:value-type="string" calcext:value-type="string" table:number-columns-spanned="1" table:number-rows-spanned="4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17" calcext:value-type="float">
            <text:p>17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ce40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ce40" table:number-columns-repeated="2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 table:number-columns-spanned="1" table:number-rows-spanned="4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6"/>
          <table:table-cell table:style-name="ce23" office:value-type="string" calcext:value-type="string">
            <text:p>Louis</text:p>
          </table:table-cell>
          <table:table-cell table:style-name="ce23" table:number-columns-repeated="8"/>
          <table:table-cell table:style-name="ce46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Régression linéaire simple et multiple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59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59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59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4:43:20.008916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4-03T14:44:16.108230757</dc:date>
    <meta:editing-cycles>389</meta:editing-cycles>
    <meta:editing-duration>PT3H52M3S</meta:editing-duration>
    <meta:document-statistic meta:table-count="32" meta:cell-count="1740" meta:object-count="0"/>
  </office:meta>
</office:document-meta>
</file>